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C00000089688A255A49CA2913.png" manifest:media-type="image/png"/>
  <manifest:file-entry manifest:full-path="Pictures/10000001000002C00000020725AC70430B3B84B3.png" manifest:media-type="image/png"/>
  <manifest:file-entry manifest:full-path="Pictures/10000001000002AA000001F2522C9BED6A5DD01B.png" manifest:media-type="image/png"/>
  <manifest:file-entry manifest:full-path="Pictures/10000001000002D300000204D1302377671D506B.png" manifest:media-type="image/png"/>
  <manifest:file-entry manifest:full-path="Pictures/10000001000002B7000001FB2C412953E3AEB17A.png" manifest:media-type="image/png"/>
  <manifest:file-entry manifest:full-path="Pictures/10000001000002BE000001FB1C883630DAFB27C9.png" manifest:media-type="image/png"/>
  <manifest:file-entry manifest:full-path="Pictures/10000001000002C4000002A532450EF334CE22BA.png" manifest:media-type="image/png"/>
  <manifest:file-entry manifest:full-path="Pictures/10000001000002C4000002A5653A8FB7C3B7402F.png" manifest:media-type="image/png"/>
  <manifest:file-entry manifest:full-path="Pictures/10000001000002C90000020D694372B1AB4047DE.png" manifest:media-type="image/png"/>
  <manifest:file-entry manifest:full-path="Pictures/10000001000002C4000002A5DCA22067AEF92E18.png" manifest:media-type="image/png"/>
  <manifest:file-entry manifest:full-path="Pictures/100000010000029B0000009AF7BF3B64BA6B5675.png" manifest:media-type="image/png"/>
  <manifest:file-entry manifest:full-path="Pictures/10000001000002A90000009952B6814A8B1741E1.png" manifest:media-type="image/png"/>
  <manifest:file-entry manifest:full-path="Pictures/10000001000002C4000002A5BED6355EFA97A962.png" manifest:media-type="image/png"/>
  <manifest:file-entry manifest:full-path="Pictures/10000001000002B30000009ACDD32671D7D9A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192"/>
    </style:style>
    <style:style style:name="T1" style:family="text">
      <style:text-properties officeooo:rsid="000d71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265cm" svg:y="0.353cm" svg:width="17cm" svg:height="12.532cm" draw:z-index="0"><draw:image xlink:href="Pictures/10000001000002C00000020725AC70430B3B84B3.png" xlink:type="simple" xlink:show="embed" xlink:actuate="onLoad" draw:mime-type="image/png"/></draw:frame><draw:frame draw:style-name="fr2" draw:name="Image2" text:anchor-type="char" svg:x="-1.443cm" svg:y="7.29cm" svg:width="17cm" svg:height="12.132cm" draw:z-index="1"><draw:image xlink:href="Pictures/10000001000002D300000204D1302377671D506B.png" xlink:type="simple" xlink:show="embed" xlink:actuate="onLoad" draw:mime-type="image/png"/></draw:frame><draw:frame draw:style-name="fr2" draw:name="Image3" text:anchor-type="char" svg:x="0.265cm" svg:y="12.444cm" svg:width="17cm" svg:height="12.4cm" draw:z-index="2"><draw:image xlink:href="Pictures/10000001000002B7000001FB2C412953E3AEB17A.png" xlink:type="simple" xlink:show="embed" xlink:actuate="onLoad" draw:mime-type="image/png"/></draw:frame><draw:frame draw:style-name="fr2" draw:name="Image4" text:anchor-type="char" svg:x="1.293cm" svg:y="8.015cm" svg:width="17cm" svg:height="12.277cm" draw:z-index="3"><draw:image xlink:href="Pictures/10000001000002BE000001FB1C883630DAFB27C9.png" xlink:type="simple" xlink:show="embed" xlink:actuate="onLoad" draw:mime-type="image/png"/></draw:frame><draw:frame draw:style-name="fr2" draw:name="Image5" text:anchor-type="char" svg:x="-2.588cm" svg:y="3.484cm" svg:width="17cm" svg:height="12.517cm" draw:z-index="4"><draw:image xlink:href="Pictures/10000001000002C90000020D694372B1AB4047DE.png" xlink:type="simple" xlink:show="embed" xlink:actuate="onLoad" draw:mime-type="image/png"/></draw:frame><text:span text:style-name="T1">1</text:span></text:p>
      <text:p text:style-name="P1"><draw:frame draw:style-name="fr2" draw:name="Image6" text:anchor-type="char" svg:x="-0.423cm" svg:y="4.18cm" svg:width="17cm" svg:height="12.412cm" draw:z-index="5"><draw:image xlink:href="Pictures/10000001000002AA000001F2522C9BED6A5DD01B.png" xlink:type="simple" xlink:show="embed" xlink:actuate="onLoad" draw:mime-type="image/png"/></draw:frame><draw:frame draw:style-name="fr2" draw:name="Image7" text:anchor-type="char" svg:x="0.353cm" svg:y="30.355cm" svg:width="17cm" svg:height="3.819cm" draw:z-index="6"><draw:image xlink:href="Pictures/10000001000002A90000009952B6814A8B1741E1.png" xlink:type="simple" xlink:show="embed" xlink:actuate="onLoad" draw:mime-type="image/png"/></draw:frame><text:soft-page-break/><text:line-break/><draw:frame draw:style-name="fr2" draw:name="Image10" text:anchor-type="char" svg:x="-0.94cm" svg:y="13.933cm" svg:width="17cm" svg:height="16.254cm" draw:z-index="9"><draw:image xlink:href="Pictures/10000001000002C4000002A5BED6355EFA97A962.png" xlink:type="simple" xlink:show="embed" xlink:actuate="onLoad" draw:mime-type="image/png"/></draw:frame><text:line-break/><draw:frame draw:style-name="fr1" draw:name="Image9" text:anchor-type="char" svg:width="17cm" svg:height="3.787cm" draw:z-index="8"><draw:image xlink:href="Pictures/10000001000002B30000009ACDD32671D7D9A9AD.png" xlink:type="simple" xlink:show="embed" xlink:actuate="onLoad" draw:mime-type="image/png"/></draw:frame><text:line-break/><draw:frame draw:style-name="fr2" draw:name="Image8" text:anchor-type="char" svg:x="0cm" svg:y="6.389cm" svg:width="17cm" svg:height="16.254cm" draw:z-index="7"><draw:image xlink:href="Pictures/10000001000002C4000002A5DCA22067AEF92E18.png" xlink:type="simple" xlink:show="embed" xlink:actuate="onLoad" draw:mime-type="image/png"/></draw:frame><draw:frame draw:style-name="fr2" draw:name="Image11" text:anchor-type="char" svg:x="-0.37cm" svg:y="25.698cm" svg:width="17cm" svg:height="16.254cm" draw:z-index="10"><draw:image xlink:href="Pictures/10000001000002C4000002A532450EF334CE22BA.png" xlink:type="simple" xlink:show="embed" xlink:actuate="onLoad" draw:mime-type="image/png"/></draw:frame><draw:frame draw:style-name="fr1" draw:name="Image15" text:anchor-type="char" svg:width="17cm" svg:height="16.254cm" draw:z-index="14"><draw:image xlink:href="Pictures/10000001000002C4000002A5653A8FB7C3B7402F.png" xlink:type="simple" xlink:show="embed" xlink:actuate="onLoad" draw:mime-type="image/png"/></draw:frame><text:line-break/><text:line-break/><text:line-break/><draw:frame draw:style-name="fr1" draw:name="Image14" text:anchor-type="char" svg:width="17cm" svg:height="16.254cm" draw:z-index="13"><draw:image xlink:href="Pictures/10000001000002C4000002A5653A8FB7C3B7402F.png" xlink:type="simple" xlink:show="embed" xlink:actuate="onLoad" draw:mime-type="image/png"/></draw:frame><text:line-break/><draw:frame draw:style-name="fr1" draw:name="Image12" text:anchor-type="char" svg:width="17cm" svg:height="3.925cm" draw:z-index="11"><draw:image xlink:href="Pictures/100000010000029B0000009AF7BF3B64BA6B5675.png" xlink:type="simple" xlink:show="embed" xlink:actuate="onLoad" draw:mime-type="image/png"/></draw:frame><draw:frame draw:style-name="fr1" draw:name="Image13" text:anchor-type="char" svg:width="17cm" svg:height="3.925cm" draw:z-index="12"><draw:image xlink:href="Pictures/100000010000029B0000009AF7BF3B64BA6B5675.png" xlink:type="simple" xlink:show="embed" xlink:actuate="onLoad" draw:mime-type="image/png"/></draw:frame><draw:frame draw:style-name="fr1" draw:name="Image16" text:anchor-type="char" svg:width="17cm" svg:height="3.404cm" draw:z-index="15"><draw:image xlink:href="Pictures/10000001000002AC00000089688A255A49CA29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08:11:57.139776629</meta:creation-date>
    <dc:date>2022-02-23T09:01:07.417638168</dc:date>
    <meta:editing-duration>PT18M36S</meta:editing-duration>
    <meta:editing-cycles>5</meta:editing-cycles>
    <meta:generator>LibreOffice/7.2.5.2.0$Linux_X86_64 LibreOffice_project/20$Build-2</meta:generator>
    <meta:document-statistic meta:table-count="0" meta:image-count="16" meta:object-count="0" meta:page-count="3" meta:paragraph-count="2" meta:word-count="1" meta:character-count="8" meta:non-whitespace-character-count="1"/>
  </office:meta>
</office:document-meta>
</file>